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381cm" fo:break-before="auto" style:use-optimal-row-height="true"/>
    </style:style>
    <style:style style:name="ro2" style:family="table-row">
      <style:table-row-properties style:row-height="1.042cm" fo:break-before="auto" style:use-optimal-row-height="true"/>
    </style:style>
    <style:style style:name="ro3" style:family="table-row">
      <style:table-row-properties style:row-height="3.688cm" fo:break-before="auto" style:use-optimal-row-height="true"/>
    </style:style>
    <style:style style:name="ro4" style:family="table-row">
      <style:table-row-properties style:row-height="2.043cm" fo:break-before="auto" style:use-optimal-row-height="true"/>
    </style:style>
    <style:style style:name="ro5" style:family="table-row">
      <style:table-row-properties style:row-height="2.028cm" fo:break-before="auto" style:use-optimal-row-height="true"/>
    </style:style>
    <style:style style:name="ro6" style:family="table-row">
      <style:table-row-properties style:row-height="0.321cm" fo:break-before="auto" style:use-optimal-row-height="true"/>
    </style:style>
    <style:style style:name="ro7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  <style:text-properties style:font-name="Times New Roman" fo:font-size="8pt" style:font-size-asian="8pt" style:font-size-complex="8pt" fo:hyphenate="true"/>
    </style:style>
    <style:style style:name="ce2" style:family="table-cell" style:parent-style-name="Default">
      <style:table-cell-properties fo:wrap-option="wrap" fo:border="0.002cm solid #000000"/>
      <style:text-properties style:font-name="Times New Roman" fo:font-size="8pt" fo:font-weight="bold" style:font-size-asian="8pt" style:font-weight-asian="bold" style:font-size-complex="8pt" style:font-weight-complex="bold" fo:hyphenate="true"/>
    </style:style>
    <style:style style:name="ce3" style:family="table-cell" style:parent-style-name="Default">
      <style:table-cell-properties fo:wrap-option="wrap" fo:border="0.002cm solid #000000"/>
      <style:text-properties style:font-name="Times New Roman" fo:font-size="8pt" fo:font-weight="normal" style:font-size-asian="8pt" style:font-weight-asian="normal" style:font-size-complex="8pt" style:font-weight-complex="normal" fo:hyphenate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Философы <text:s text:c="30"/>уровни реальности</text:p>
          </table:table-cell>
          <table:table-cell table:style-name="ce2" office:value-type="string">
            <text:p>идеологи </text:p>
          </table:table-cell>
          <table:table-cell table:style-name="ce2" office:value-type="string">
            <text:p>институционалисты</text:p>
          </table:table-cell>
          <table:table-cell table:style-name="ce2" office:value-type="string">
            <text:p>натуристы -биологи</text:p>
          </table:table-cell>
          <table:table-cell table:style-name="ce2" office:value-type="string">
            <text:p>материалисты</text:p>
          </table:table-cell>
          <table:table-cell table:style-name="ce2" office:value-type="string">
            <text:p>информационнщики</text:p>
          </table:table-cell>
          <table:table-cell table:style-name="ce2" office:value-type="string">
            <text:p>коммуникационщики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идеологический</text:p>
          </table:table-cell>
          <table:table-cell table:style-name="ce2" office:value-type="string">
            <text:p>идеология</text:p>
          </table:table-cell>
          <table:table-cell office:value-type="string">
            <text:p>институализированная идеология</text:p>
          </table:table-cell>
          <table:table-cell office:value-type="string">
            <text:p>Биологическая-натуралистическая <text:s/>идеология</text:p>
          </table:table-cell>
          <table:table-cell office:value-type="string">
            <text:p>материализованная <text:s/>идеологии</text:p>
          </table:table-cell>
          <table:table-cell office:value-type="string">
            <text:p>информационная идеология</text:p>
          </table:table-cell>
          <table:table-cell office:value-type="string">
            <text:p>коммуникационная идеология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Институциональный-организационный</text:p>
          </table:table-cell>
          <table:table-cell office:value-type="string">
            <text:p>Идеологизированные институты и организации (почта в вашем случае)</text:p>
          </table:table-cell>
          <table:table-cell table:style-name="ce2" office:value-type="string">
            <text:p>Философия институтов и организаций</text:p>
          </table:table-cell>
          <table:table-cell office:value-type="string">
            <text:p>институты и организации, связанные с естественными, <text:s/>биологическими отношениями. Почта как институт удовлетворения естественных потребностей</text:p>
          </table:table-cell>
          <table:table-cell office:value-type="string">
            <text:p>материализованные институты — почта и связь в вашем случае — </text:p>
          </table:table-cell>
          <table:table-cell office:value-type="string">
            <text:p>информационные институты и организации</text:p>
          </table:table-cell>
          <table:table-cell office:value-type="string">
            <text:p>коммуникационные институты и организации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натуральный- биологический- естественный</text:p>
          </table:table-cell>
          <table:table-cell office:value-type="string">
            <text:p>Идеологизированные натуральные, естественные объекты</text:p>
          </table:table-cell>
          <table:table-cell office:value-type="string">
            <text:p>институализированные естественные - биологические отношения </text:p>
          </table:table-cell>
          <table:table-cell table:style-name="ce2" office:value-type="string">
            <text:p>биологическая -натуралистическая философия</text:p>
          </table:table-cell>
          <table:table-cell office:value-type="string">
            <text:p>материализованные натуральные биологические феномены - продукты питания и пр.</text:p>
          </table:table-cell>
          <table:table-cell office:value-type="string">
            <text:p>информационные натуральные - биологические феномены: читать, писать и пр.</text:p>
          </table:table-cell>
          <table:table-cell office:value-type="string">
            <text:p>коммуникационные натуральные -биологические <text:s/>реальности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материальный</text:p>
          </table:table-cell>
          <table:table-cell office:value-type="string">
            <text:p>идеологизированные материальные объекты (газеты и прочее в <text:s/>вашем случае)</text:p>
          </table:table-cell>
          <table:table-cell office:value-type="string">
            <text:p>институализированные материалы (традиционные, широко используемые)</text:p>
          </table:table-cell>
          <table:table-cell office:value-type="string">
            <text:p>Биологические — натуральные материальные объекты</text:p>
          </table:table-cell>
          <table:table-cell table:style-name="ce2" office:value-type="string">
            <text:p>материализм</text:p>
          </table:table-cell>
          <table:table-cell office:value-type="string">
            <text:p>носители информации (бумага, электрические сигналы)</text:p>
          </table:table-cell>
          <table:table-cell office:value-type="string">
            <text:p>коммуникационные материальные объекты — сети и прочее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информационный</text:p>
          </table:table-cell>
          <table:table-cell office:value-type="string">
            <text:p>идеологизированная информация (пропаганда)</text:p>
          </table:table-cell>
          <table:table-cell office:value-type="string">
            <text:p>институализированная информация (привычные, стереотипные формы подачи)</text:p>
          </table:table-cell>
          <table:table-cell office:value-type="string">
            <text:p>биологическая- натуральная <text:s/>информация</text:p>
          </table:table-cell>
          <table:table-cell office:value-type="string">
            <text:p>материализованная информация (письма, газеты, сообщения)</text:p>
          </table:table-cell>
          <table:table-cell table:style-name="ce2" office:value-type="string">
            <text:p>теория информации</text:p>
          </table:table-cell>
          <table:table-cell office:value-type="string">
            <text:p>Коммуникационная информация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коммуникационный</text:p>
          </table:table-cell>
          <table:table-cell office:value-type="string">
            <text:p>идеологизированная коммуникация </text:p>
          </table:table-cell>
          <table:table-cell office:value-type="string">
            <text:p>институализированные- организованные коммуникации</text:p>
          </table:table-cell>
          <table:table-cell office:value-type="string">
            <text:p>натуральные коммуникации</text:p>
          </table:table-cell>
          <table:table-cell office:value-type="string">
            <text:p>материальные коммуникации</text:p>
          </table:table-cell>
          <table:table-cell table:style-name="ce3" office:value-type="string">
            <text:p>информационные коммуникации</text:p>
          </table:table-cell>
          <table:table-cell table:style-name="ce2" office:value-type="string">
            <text:p>теория коммуникаций</text:p>
          </table:table-cell>
          <table:table-cell table:number-columns-repeated="1017"/>
        </table:table-row>
        <table:table-row table:style-name="ro6" table:number-rows-repeated="6552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3">13.12.2009</text:date>, <text:time>12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kordonsky</meta:initial-creator>
    <meta:creation-date>2009-12-11T10:42:33</meta:creation-date>
    <dc:date>2009-12-13T12:26:14</dc:date>
    <dc:creator>simon kordonsky</dc:creator>
    <meta:editing-duration>PT48H08M43S</meta:editing-duration>
    <meta:editing-cycles>4</meta:editing-cycles>
    <meta:generator>OpenOffice.org/3.1$Unix OpenOffice.org_project/310m19$Build-9420</meta:generator>
    <meta:document-statistic meta:table-count="3" meta:cell-count="49" meta:object-count="0"/>
  </office:meta>
</office:document-meta>
</file>